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921cm" fo:margin-left="0.058cm" table:align="left" style:writing-mode="lr-tb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7.003cm"/>
    </style:style>
    <style:style style:name="Tableau1.C" style:family="table-column">
      <style:table-column-properties style:column-width="3.298cm"/>
    </style:style>
    <style:style style:name="Tableau1.D" style:family="table-column">
      <style:table-column-properties style:column-width="4.598cm"/>
    </style:style>
    <style:style style:name="Tableau1.1" style:family="table-row">
      <style:table-row-properties style:min-row-height="1.35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579cm" fo:keep-together="always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8.304cm" style:rel-column-width="43305*"/>
    </style:style>
    <style:style style:name="Tableau2.B" style:family="table-column">
      <style:table-column-properties style:column-width="9.396cm" style:rel-column-width="22230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667cm" fo:margin-left="0.019cm" fo:margin-right="0.014cm" table:align="margins" style:writing-mode="lr-tb"/>
    </style:style>
    <style:style style:name="Tableau7.A" style:family="table-column">
      <style:table-column-properties style:column-width="2.581cm" style:rel-column-width="6112*"/>
    </style:style>
    <style:style style:name="Tableau7.B" style:family="table-column">
      <style:table-column-properties style:column-width="1.455cm" style:rel-column-width="3446*"/>
    </style:style>
    <style:style style:name="Tableau7.C" style:family="table-column">
      <style:table-column-properties style:column-width="1.154cm" style:rel-column-width="2731*"/>
    </style:style>
    <style:style style:name="Tableau7.D" style:family="table-column">
      <style:table-column-properties style:column-width="1.866cm" style:rel-column-width="4421*"/>
    </style:style>
    <style:style style:name="Tableau7.E" style:family="table-column">
      <style:table-column-properties style:column-width="5.805cm" style:rel-column-width="13751*"/>
    </style:style>
    <style:style style:name="Tableau7.F" style:family="table-column">
      <style:table-column-properties style:column-width="6.583cm" style:rel-column-width="15593*"/>
    </style:style>
    <style:style style:name="Tableau7.G" style:family="table-column">
      <style:table-column-properties style:column-width="8.225cm" style:rel-column-width="19481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cm"/>
    </style:style>
    <style:style style:name="Table1.D" style:family="table-column">
      <style:table-column-properties style:column-width="5.21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914cm" fo:margin-left="0cm" table:align="left" style:writing-mode="lr-tb"/>
    </style:style>
    <style:style style:name="Tableau3.A" style:family="table-column">
      <style:table-column-properties style:column-width="1.773cm"/>
    </style:style>
    <style:style style:name="Tableau3.B" style:family="table-column">
      <style:table-column-properties style:column-width="1.836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2.699cm"/>
    </style:style>
    <style:style style:name="Tableau3.E" style:family="table-column">
      <style:table-column-properties style:column-width="5.794cm"/>
    </style:style>
    <style:style style:name="Tableau3.F" style:family="table-column">
      <style:table-column-properties style:column-width="6.615cm"/>
    </style:style>
    <style:style style:name="Tableau3.G" style:family="table-column">
      <style:table-column-properties style:column-width="6.90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3.274cm" style:rel-column-width="7746*"/>
    </style:style>
    <style:style style:name="Tableau4.B" style:family="table-column">
      <style:table-column-properties style:column-width="5.212cm" style:rel-column-width="12332*"/>
    </style:style>
    <style:style style:name="Tableau4.C" style:family="table-column">
      <style:table-column-properties style:column-width="19.214cm" style:rel-column-width="45457*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7" style:family="paragraph" style:parent-style-name="Standard">
      <style:text-properties style:font-name="Arial" fo:font-size="10pt" officeooo:paragraph-rsid="007fac5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7fac5f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7fac5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7fac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7fac5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7fac5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text-properties style:font-name="Arial" fo:font-size="10pt" fo:language="zxx" fo:country="none" officeooo:rsid="007fac5f" officeooo:paragraph-rsid="0081ebac" style:font-size-asian="8.75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29" style:family="paragraph" style:parent-style-name="xl37">
      <style:paragraph-properties fo:margin-top="0cm" fo:margin-bottom="0cm" style:contextual-spacing="false" fo:text-align="center" style:justify-single-word="false"/>
      <style:text-properties style:font-name="Arial" fo:language="fr" fo:country="FR" officeooo:rsid="005ea735" officeooo:paragraph-rsid="007c9cf0" style:font-name-asian="Times New Roman" style:font-name-complex="Times New Roman"/>
    </style:style>
    <style:style style:name="P30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31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3" style:family="paragraph" style:parent-style-name="Footnote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7fac5f" style:font-size-asian="9pt" style:language-asian="zxx" style:country-asian="none" style:font-size-complex="9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officeooo:paragraph-rsid="007c9cf0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9" style:family="paragraph" style:parent-style-name="Standard">
      <style:text-properties style:font-name="Arial" fo:font-size="11pt" fo:language="zxx" fo:country="none" officeooo:rsid="004d1bbf" officeooo:paragraph-rsid="007fac5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7fac5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Standard">
      <style:text-properties style:font-name="Arial" fo:font-size="11pt" officeooo:paragraph-rsid="007fac5f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Arial" officeooo:paragraph-rsid="007fac5f"/>
    </style:style>
    <style:style style:name="P47" style:family="paragraph" style:parent-style-name="Standard">
      <style:text-properties style:font-name="Arial" officeooo:paragraph-rsid="007fac5f"/>
    </style:style>
    <style:style style:name="P48" style:family="paragraph" style:parent-style-name="Table_20_Contents">
      <style:text-properties style:font-name="Arial1" style:font-size-asian="10.5pt"/>
    </style:style>
    <style:style style:name="P49" style:family="paragraph" style:parent-style-name="Table_20_Contents">
      <style:text-properties style:font-name="Arial1" officeooo:rsid="006cbb6d" officeooo:paragraph-rsid="006cbb6d" style:font-size-asian="10.5pt"/>
    </style:style>
    <style:style style:name="P50" style:family="paragraph" style:parent-style-name="Table_20_Contents">
      <style:text-properties style:font-name="Arial1" officeooo:rsid="006cbb6d" officeooo:paragraph-rsid="0081ebac" style:font-size-asian="10.5pt"/>
    </style:style>
    <style:style style:name="P51" style:family="paragraph" style:parent-style-name="Table_20_Contents">
      <style:text-properties style:font-name="Arial1" officeooo:rsid="0081ebac" officeooo:paragraph-rsid="0081ebac" style:font-size-asian="10.5pt"/>
    </style:style>
    <style:style style:name="P52" style:family="paragraph" style:parent-style-name="Standard">
      <style:text-properties officeooo:paragraph-rsid="007fac5f"/>
    </style:style>
    <style:style style:name="P53" style:family="paragraph" style:parent-style-name="Standard">
      <loext:graphic-properties draw:fill-gradient-name="gradient" draw:fill-hatch-name="hatch"/>
      <style:text-properties officeooo:paragraph-rsid="007fac5f"/>
    </style:style>
    <style:style style:name="P54" style:family="paragraph" style:parent-style-name="Standard">
      <style:paragraph-properties fo:break-before="page"/>
      <style:text-properties officeooo:paragraph-rsid="007fac5f"/>
    </style:style>
    <style:style style:name="P55" style:family="paragraph" style:parent-style-name="Text_20_body">
      <loext:graphic-properties draw:fill-gradient-name="gradient" draw:fill-hatch-name="hatch"/>
      <style:text-properties officeooo:paragraph-rsid="007fac5f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7c9cf0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1pt" fo:language="fr" fo:country="FR" officeooo:paragraph-rsid="007c9cf0" fo:background-color="transparen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7fac5f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6eb361"/>
    </style:style>
    <style:style style:name="P62" style:family="paragraph" style:parent-style-name="Standard">
      <style:text-properties officeooo:paragraph-rsid="006c778b"/>
    </style:style>
    <style:style style:name="P63" style:family="paragraph" style:parent-style-name="Text_20_body">
      <style:text-properties officeooo:paragraph-rsid="006c778b"/>
    </style:style>
    <style:style style:name="P64" style:family="paragraph" style:parent-style-name="Text_20_body">
      <loext:graphic-properties draw:fill-gradient-name="gradient" draw:fill-hatch-name="hatch"/>
      <style:text-properties officeooo:paragraph-rsid="006c778b"/>
    </style:style>
    <style:style style:name="P65" style:family="paragraph" style:parent-style-name="Text_20_body">
      <style:paragraph-properties fo:text-align="center" style:justify-single-word="false"/>
      <style:text-properties officeooo:rsid="005ea735" officeooo:paragraph-rsid="005ea735"/>
    </style:style>
    <style:style style:name="P66" style:family="paragraph" style:parent-style-name="Standard" style:master-page-name="Landscape">
      <style:paragraph-properties style:page-number="auto" fo:break-before="page"/>
      <style:text-properties style:font-name="Arial" fo:font-size="11pt" officeooo:paragraph-rsid="007fac5f" style:font-size-asian="11pt" style:font-size-complex="11pt"/>
    </style:style>
    <style:style style:name="P67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rsid="006c778b" officeooo:paragraph-rsid="006c778b"/>
    </style:style>
    <style:style style:name="P68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paragraph-rsid="007fac5f"/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Heading_20_1">
      <style:text-properties style:font-name="Liberation Sans" fo:font-size="18pt" officeooo:paragraph-rsid="0081ebac" style:font-size-asian="18pt" style:font-size-complex="18pt"/>
    </style:style>
    <style:style style:name="P71" style:family="paragraph" style:parent-style-name="Heading_20_1">
      <style:text-properties style:font-name="Liberation Sans" fo:font-size="18pt" fo:language="zxx" fo:country="none" officeooo:rsid="0081ebac" officeooo:paragraph-rsid="0081ebac" style:font-size-asian="18pt" style:language-asian="zxx" style:country-asian="none" style:font-size-complex="18pt" style:language-complex="zxx" style:country-complex="none"/>
    </style:style>
    <style:style style:name="P72" style:family="paragraph" style:parent-style-name="Heading_20_1">
      <style:text-properties officeooo:paragraph-rsid="0081ebac"/>
    </style:style>
    <style:style style:name="P73" style:family="paragraph" style:parent-style-name="Heading_20_1">
      <style:paragraph-properties fo:break-before="page"/>
      <style:text-properties officeooo:paragraph-rsid="0081ebac"/>
    </style:style>
    <style:style style:name="T1" style:family="text">
      <style:text-properties officeooo:rsid="007c9cf0"/>
    </style:style>
    <style:style style:name="T2" style:family="text">
      <style:text-properties officeooo:rsid="00888758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7c9cf0" style:font-weight-asian="normal" style:font-weight-complex="normal"/>
    </style:style>
    <style:style style:name="T5" style:family="text">
      <style:text-properties fo:font-weight="normal" officeooo:rsid="0008a521" style:font-weight-asian="normal" style:font-weight-complex="normal"/>
    </style:style>
    <style:style style:name="T6" style:family="text">
      <style:text-properties fo:font-weight="normal" officeooo:rsid="00888758" style:font-weight-asian="normal" style:font-weight-complex="normal"/>
    </style:style>
    <style:style style:name="T7" style:family="text">
      <style:text-properties officeooo:rsid="0068d76f"/>
    </style:style>
    <style:style style:name="T8" style:family="text">
      <style:text-properties officeooo:rsid="0068dc80"/>
    </style:style>
    <style:style style:name="T9" style:family="text">
      <style:text-properties officeooo:rsid="0071d784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5" style:family="text">
      <style:text-properties fo:font-variant="normal" fo:text-transform="none" fo:color="#ff8000" loext:opacity="100%" fo:letter-spacing="normal"/>
    </style:style>
    <style:style style:name="T16" style:family="text">
      <style:text-properties fo:font-variant="normal" fo:text-transform="none" fo:color="#ff8000" loext:opacity="100%" fo:letter-spacing="normal" fo:background-color="transparent" loext:char-shading-value="0"/>
    </style:style>
    <style:style style:name="T17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18" style:family="text">
      <style:text-properties officeooo:rsid="0041b2b7"/>
    </style:style>
    <style:style style:name="T19" style:family="text">
      <style:text-properties officeooo:rsid="005d5549"/>
    </style:style>
    <style:style style:name="T20" style:family="text">
      <style:text-properties style:text-line-through-style="none" style:text-line-through-type="none" fo:font-size="12pt" style:font-size-asian="12pt" style:font-size-complex="12pt"/>
    </style:style>
    <style:style style:name="T21" style:family="text">
      <style:text-properties officeooo:rsid="00781aa5"/>
    </style:style>
    <style:style style:name="T22" style:family="text">
      <style:text-properties officeooo:rsid="007b6390"/>
    </style:style>
    <style:style style:name="T23" style:family="text">
      <style:text-properties officeooo:rsid="009a18ae"/>
    </style:style>
    <style:style style:name="T24" style:family="text">
      <style:text-properties officeooo:rsid="007fac5f"/>
    </style:style>
    <style:style style:name="T25" style:family="text">
      <style:text-properties officeooo:rsid="001baebc"/>
    </style:style>
    <style:style style:name="T26" style:family="text">
      <style:text-properties officeooo:rsid="00794ba6"/>
    </style:style>
    <style:style style:name="T27" style:family="text">
      <style:text-properties officeooo:rsid="0062715b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d6a5a" fo:background-color="transparent" loext:char-shading-value="0" style:font-size-asian="8pt" style:font-size-complex="8pt"/>
    </style:style>
    <style:style style:name="T30" style:family="text">
      <style:text-properties fo:font-size="8pt" officeooo:rsid="0011c909" fo:background-color="transparent" loext:char-shading-value="0" style:font-size-asian="8pt" style:font-size-complex="8pt"/>
    </style:style>
    <style:style style:name="T31" style:family="text">
      <style:text-properties fo:font-size="8pt" officeooo:rsid="001d2f95" fo:background-color="transparent" loext:char-shading-value="0" style:font-size-asian="8pt" style:font-size-complex="8pt"/>
    </style:style>
    <style:style style:name="T32" style:family="text">
      <style:text-properties officeooo:rsid="0076ac89"/>
    </style:style>
    <style:style style:name="T3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fo:language="zxx" fo:country="none" officeooo:rsid="0069cc53" style:language-asian="zxx" style:country-asian="none" style:language-complex="zxx" style:country-complex="none"/>
    </style:style>
    <style:style style:name="T38" style:family="text">
      <style:text-properties fo:language="zxx" fo:country="none" officeooo:rsid="0081ebac" style:language-asian="zxx" style:country-asian="none" style:language-complex="zxx" style:country-complex="none"/>
    </style:style>
    <style:style style:name="T39" style:family="text">
      <style:text-properties fo:language="zxx" fo:country="none" officeooo:rsid="008114fe" style:language-asian="zxx" style:country-asian="none" style:language-complex="zxx" style:country-complex="none"/>
    </style:style>
    <style:style style:name="T40" style:family="text">
      <style:text-properties fo:language="zxx" fo:country="none" officeooo:rsid="007fac5f" style:language-asian="zxx" style:country-asian="none" style:language-complex="zxx" style:country-complex="none"/>
    </style:style>
    <style:style style:name="T41" style:family="text">
      <style:text-properties officeooo:rsid="004d1bbf"/>
    </style:style>
    <style:style style:name="T42" style:family="text">
      <style:text-properties officeooo:rsid="002e555f"/>
    </style:style>
    <style:style style:name="T43" style:family="text">
      <style:text-properties officeooo:rsid="008114fe"/>
    </style:style>
    <style:style style:name="T44" style:family="text">
      <style:text-properties officeooo:rsid="0081ebac"/>
    </style:style>
    <style:style style:name="T45" style:family="text">
      <style:text-properties style:font-name="Liberation Sans" fo:font-size="18pt" fo:language="zxx" fo:country="none" officeooo:rsid="0081ebac" style:font-size-asian="18pt" style:language-asian="zxx" style:country-asian="none" style:font-size-complex="18pt" style:language-complex="zxx" style:country-complex="none"/>
    </style:style>
    <style:style style:name="T46" style:family="text">
      <style:text-properties style:font-name="Liberation Sans" fo:font-size="18pt" fo:language="zxx" fo:country="none" officeooo:rsid="008114fe" style:font-size-asian="18pt" style:language-asian="zxx" style:country-asian="none" style:font-size-complex="18pt" style:language-complex="zxx" style:country-complex="none"/>
    </style:style>
    <style:style style:name="T47" style:family="text">
      <style:text-properties style:font-name="Liberation Sans" fo:font-size="18pt" fo:language="zxx" fo:country="none" officeooo:rsid="0069cc53" style:font-size-asian="18pt" style:language-asian="zxx" style:country-asian="none" style:font-size-complex="18pt" style:language-complex="zxx" style:country-complex="none"/>
    </style:style>
    <style:style style:name="T48" style:family="text">
      <style:text-properties style:font-name="Liberation Sans" fo:font-size="18pt" fo:language="zxx" fo:country="none" officeooo:rsid="007fac5f" style:font-size-asian="18pt" style:language-asian="zxx" style:country-asian="none" style:font-size-complex="18pt" style:language-complex="zxx" style:country-complex="none"/>
    </style:style>
    <style:style style:name="T49" style:family="text">
      <style:text-properties style:font-name="Liberation Sans" fo:font-size="18pt" style:font-size-asian="18pt" style:font-size-complex="18pt"/>
    </style:style>
    <style:style style:name="T50" style:family="text">
      <style:text-properties style:font-name="Liberation Sans" fo:font-size="18pt" officeooo:rsid="0081ebac" style:font-size-asian="18pt" style:font-size-complex="18pt"/>
    </style:style>
    <style:style style:name="T51" style:family="text">
      <style:text-properties style:font-name="Liberation Sans" fo:font-size="18pt" officeooo:rsid="008114fe" style:font-size-asian="18pt" style:font-size-complex="18pt"/>
    </style:style>
    <style:style style:name="T52" style:family="text">
      <style:text-properties style:font-name="Liberation Sans" fo:font-size="18pt" officeooo:rsid="007fac5f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><text:span text:style-name="T7">Rapport d’audit</text:span> </text:p>
      <text:p text:style-name="P26">Document Unique d’Évaluation des Risques</text:p>
      <text:p text:style-name="P27">{nomEntreprise}</text:p>
      <text:p text:style-name="P28">Audit du {dateAudit}</text:p>
      <text:p text:style-name="P28"/>
      <text:p text:style-name="P28"/>
      <text:p text:style-name="P65">{mycompany_photo_fullsize}</text:p>
      <text:p text:style-name="P65"/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<text:span text:style-name="T10">Émetteur</text:span> : </text:p>
          </table:table-cell>
          <table:table-cell table:style-name="Tableau1.A1" office:value-type="string">
            <text:p text:style-name="P35">{emetteurDUER}</text:p>
          </table:table-cell>
          <table:table-cell table:style-name="Tableau1.A1" office:value-type="string">
            <text:p text:style-name="P36">Date :</text:p>
          </table:table-cell>
          <table:table-cell table:style-name="Tableau1.D1" office:value-type="string">
            <text:p text:style-name="P35">{dateGeneration}</text:p>
          </table:table-cell>
        </table:table-row>
        <table:table-row table:style-name="Tableau1.2">
          <table:table-cell table:style-name="Tableau1.A1" office:value-type="string">
            <text:p text:style-name="P35"><text:span text:style-name="T10">Destinataire</text:span> :</text:p>
          </table:table-cell>
          <table:table-cell table:style-name="Tableau1.A1" office:value-type="string">
            <text:p text:style-name="P57">{destinataireDUER}</text:p>
          </table:table-cell>
          <table:table-cell table:style-name="Tableau1.A1" office:value-type="string">
            <text:p text:style-name="P37">Tél :</text:p>
            <text:p text:style-name="P38">Mobile :</text:p>
          </table:table-cell>
          <table:table-cell table:style-name="Tableau1.D1" office:value-type="string">
            <text:p text:style-name="P35">{telephone}</text:p>
            <text:p text:style-name="P35">{portable}</text:p>
          </table:table-cell>
        </table:table-row>
      </table:table>
      <text:p text:style-name="P29"/>
      <text:h text:style-name="P67" text:outline-level="1">Synthèse de l’audit</text:h>
      <text:p text:style-name="P6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ésignation</text:p>
          </table:table-cell>
          <table:table-cell table:style-name="Tableau2.B1" office:value-type="string">
            <text:p text:style-name="P10">Nombre</text:p>
          </table:table-cell>
        </table:table-row>
        <table:table-row table:style-name="TableLine2295706734592">
          <table:table-cell table:style-name="Tableau2.A3" office:value-type="string">
            <text:p text:style-name="P49">Le nombre de <text:span text:style-name="T9">groupements</text:span> modifiés ou rajoutés</text:p>
          </table:table-cell>
          <table:table-cell table:style-name="Tableau2.B3" office:value-type="string">
            <text:p text:style-name="P48">{nb_new_or_edit_groupments}</text:p>
          </table:table-cell>
        </table:table-row>
        <table:table-row table:style-name="TableLine2295706727968">
          <table:table-cell table:style-name="Tableau2.A3" office:value-type="string">
            <text:p text:style-name="P49">Le nombre d’unité<text:span text:style-name="T9">s</text:span> de travail modifié<text:span text:style-name="T9">e</text:span>s ou rajouté<text:span text:style-name="T9">e</text:span>s</text:p>
          </table:table-cell>
          <table:table-cell table:style-name="Tableau2.B3" office:value-type="string">
            <text:p text:style-name="P48">{nb_new_or_edit_workunits}</text:p>
          </table:table-cell>
        </table:table-row>
        <table:table-row table:style-name="TableLine2295706734880">
          <table:table-cell table:style-name="Tableau2.A4" office:value-type="string">
            <text:p text:style-name="P50">Le nombre de risques modifiés ou rajoutés</text:p>
          </table:table-cell>
          <table:table-cell table:style-name="Tableau2.B4" office:value-type="string">
            <text:p text:style-name="P48">{nb_new_or_edit_risks}</text:p>
          </table:table-cell>
        </table:table-row>
        <table:table-row table:style-name="TableLine2295706735744">
          <table:table-cell table:style-name="Tableau2.A5" office:value-type="string">
            <text:p text:style-name="P50">Le nombre <text:span text:style-name="T44">de signalisations </text:span>modifié<text:span text:style-name="T44">e</text:span>s ou rajouté<text:span text:style-name="T44">e</text:span>s</text:p>
          </table:table-cell>
          <table:table-cell table:style-name="Tableau2.B5" office:value-type="string">
            <text:p text:style-name="P48">{nb_new_or_edit_risksigns}</text:p>
          </table:table-cell>
        </table:table-row>
        <table:table-row table:style-name="TableLine2295706739488">
          <table:table-cell table:style-name="Tableau2.A6" office:value-type="string">
            <text:p text:style-name="P50">Le nombre d’<text:span text:style-name="T44">évaluateurs </text:span>modifiés ou rajoutés</text:p>
          </table:table-cell>
          <table:table-cell table:style-name="Tableau2.B6" office:value-type="string">
            <text:p text:style-name="P48">{nb_new_or_edit_evaluators}</text:p>
          </table:table-cell>
        </table:table-row>
        <table:table-row table:style-name="TableLine2295706737760">
          <table:table-cell table:style-name="Tableau2.A7" office:value-type="string">
            <text:p text:style-name="P51">Le nombre d’accidents modifiés ou rajoutés</text:p>
          </table:table-cell>
          <table:table-cell table:style-name="Tableau2.B7" office:value-type="string">
            <text:p text:style-name="P48">{nb_new_or_edit_accidents}</text:p>
          </table:table-cell>
        </table:table-row>
        <table:table-row table:style-name="TableLine2295706738912">
          <table:table-cell table:style-name="Tableau2.A8" office:value-type="string">
            <text:p text:style-name="P51">Le nombre de registres santé-sécurité (tickets) modifiés ou rajoutés</text:p>
          </table:table-cell>
          <table:table-cell table:style-name="Tableau2.B8" office:value-type="string">
            <text:p text:style-name="P48">{nb_new_or_edit_tickets}</text:p>
          </table:table-cell>
        </table:table-row>
      </table:table>
      <text:p text:style-name="P63"/>
      <text:h text:style-name="P68" text:outline-level="1">L<text:span text:style-name="T8">iste des risques modifiés ou rajoutés</text:span></text:h>
      <text:p text:style-name="P5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header-rows>
          <table:table-row table:style-name="TableLine2295706729984">
            <table:table-cell table:style-name="Tableau7.A1" office:value-type="string">
              <text:p text:style-name="P58">S<text:note text:id="ftn1" text:note-class="footnote"><text:note-citation>1</text:note-citation><text:note-body><text:p text:style-name="P30">Numéro unique désignant l’entité, si l’affichage des risques partagés est activé.</text:p></text:note-body></text:note> - UT ou GP</text:p>
            </table:table-cell>
            <table:table-cell table:style-name="Tableau7.A1" office:value-type="string">
              <text:p text:style-name="P58">Id RA<text:note text:id="ftn2" text:note-class="footnote"><text:note-citation>2</text:note-citation><text:note-body><text:p text:style-name="P30">Id RA : Identifiant unique du risque-Identifiant unique de l’évaluation</text:p></text:note-body></text:note></text:p>
            </table:table-cell>
            <table:table-cell table:style-name="Tableau7.A1" office:value-type="string">
              <text:p text:style-name="P58">Cot<text:note text:id="ftn3" text:note-class="footnote"><text:note-citation>3</text:note-citation><text:note-body><text:p text:style-name="P31">Cotation du risque trié par ordre décroissant</text:p></text:note-body></text:note></text:p>
            </table:table-cell>
            <table:table-cell table:style-name="Tableau7.A1" office:value-type="string">
              <text:p text:style-name="P60">Cat Risque</text:p>
            </table:table-cell>
            <table:table-cell table:style-name="Tableau7.A1" office:value-type="string">
              <text:p text:style-name="P14">Description du risque</text:p>
            </table:table-cell>
            <table:table-cell table:style-name="Tableau7.A1" office:value-type="string">
              <text:p text:style-name="P14">Commentaires sur l’évaluation</text:p>
            </table:table-cell>
            <table:table-cell table:style-name="Tableau7.G1" office:value-type="string">
              <text:p text:style-name="P14">Actions du programme annuel de prévention<text:note text:id="ftn4" text:note-class="footnote"><text:note-citation>4</text:note-citation><text:note-body><text:p text:style-name="Footnote"><text:span text:style-name="T1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12">l</text:span></text:a><text:span text:style-name="T14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 table:style-name="TableLine2296151720992">
          <table:table-cell table:style-name="Tableau7.A5" office:value-type="string">
            <text:p text:style-name="P46">[!-- BEGIN row.currentRisks4 --]{digiriskElementLabel}</text:p>
          </table:table-cell>
          <table:table-cell table:style-name="Tableau7.B5" office:value-type="string">
            <text:p text:style-name="P46">{ref}</text:p>
          </table:table-cell>
          <table:table-cell table:style-name="Tableau7.C2" office:value-type="string">
            <text:p text:style-name="P46">{riskAssessmentCotation}</text:p>
          </table:table-cell>
          <table:table-cell table:style-name="Tableau7.D5" office:value-type="string">
            <text:p text:style-name="P46">{picto}</text:p>
            <text:p text:style-name="P5">{riskCategoryName}</text:p>
          </table:table-cell>
          <table:table-cell table:style-name="Tableau7.E5" office:value-type="string">
            <text:p text:style-name="P46">{description}</text:p>
          </table:table-cell>
          <table:table-cell table:style-name="Tableau7.F5" office:value-type="string">
            <text:p text:style-name="P46">{riskAssessmentComment}</text:p>
          </table:table-cell>
          <table:table-cell table:style-name="Tableau7.G5" office:value-type="string">
            <text:p text:style-name="P52"><text:span text:style-name="T15">⌛</text:span> <text:span text:style-name="T13">Actions en cours :</text:span></text:p>
            <text:p text:style-name="P47">{riskTaskUncompleted}</text:p>
            <text:p text:style-name="P47"/>
            <text:p text:style-name="P11"><text:span text:style-name="T17">✓</text:span> Action<text:span text:style-name="T18">s</text:span> <text:span text:style-name="T19">terminées</text:span> :</text:p>
            <text:p text:style-name="P7">{riskTaskCompleted}[!-- END row.currentRisks4 --]</text:p>
          </table:table-cell>
        </table:table-row>
        <table:table-row table:style-name="TableLine2296151719840">
          <table:table-cell table:style-name="Tableau7.A5" office:value-type="string">
            <text:p text:style-name="P46">[!-- BEGIN row.currentRisks3 --]{digiriskElementLabel}</text:p>
          </table:table-cell>
          <table:table-cell table:style-name="Tableau7.B5" office:value-type="string">
            <text:p text:style-name="P46">{ref}</text:p>
          </table:table-cell>
          <table:table-cell table:style-name="Tableau7.C3" office:value-type="string">
            <text:p text:style-name="P46">{riskAssessmentCotation}</text:p>
          </table:table-cell>
          <table:table-cell table:style-name="Tableau7.D5" office:value-type="string">
            <text:p text:style-name="P46">{picto}</text:p>
            <text:p text:style-name="P5">{riskCategoryName}</text:p>
          </table:table-cell>
          <table:table-cell table:style-name="Tableau7.E5" office:value-type="string">
            <text:p text:style-name="P46">{description}</text:p>
          </table:table-cell>
          <table:table-cell table:style-name="Tableau7.F5" office:value-type="string">
            <text:p text:style-name="P46">{riskAssessmentComment}</text:p>
          </table:table-cell>
          <table:table-cell table:style-name="Tableau7.G5" office:value-type="string">
            <text:p text:style-name="P52"><text:span text:style-name="T15">⌛</text:span> <text:span text:style-name="T13">Actions en cours :</text:span></text:p>
            <text:p text:style-name="P47">{riskTaskUncompleted}</text:p>
            <text:p text:style-name="P47"/>
            <text:p text:style-name="P11"><text:span text:style-name="T17">✓</text:span> Action<text:span text:style-name="T18">s</text:span> <text:span text:style-name="T19">terminées</text:span> :</text:p>
            <text:p text:style-name="P7">{riskTaskCompleted}[!-- END row.currentRisks3 --]</text:p>
          </table:table-cell>
        </table:table-row>
        <table:table-row table:style-name="TableLine2296151714368">
          <table:table-cell table:style-name="Tableau7.A5" office:value-type="string">
            <text:p text:style-name="P46">[!-- BEGIN row.currentRisks2 --]{digiriskElementLabel}</text:p>
          </table:table-cell>
          <table:table-cell table:style-name="Tableau7.B5" office:value-type="string">
            <text:p text:style-name="P46">{ref}</text:p>
          </table:table-cell>
          <table:table-cell table:style-name="Tableau7.C4" office:value-type="string">
            <text:p text:style-name="P46">{riskAssessmentCotation}</text:p>
          </table:table-cell>
          <table:table-cell table:style-name="Tableau7.D5" office:value-type="string">
            <text:p text:style-name="P46">{picto}</text:p>
            <text:p text:style-name="P5">{riskCategoryName}</text:p>
          </table:table-cell>
          <table:table-cell table:style-name="Tableau7.E5" office:value-type="string">
            <text:p text:style-name="P46">{description}</text:p>
          </table:table-cell>
          <table:table-cell table:style-name="Tableau7.F5" office:value-type="string">
            <text:p text:style-name="P46">{riskAssessmentComment}</text:p>
          </table:table-cell>
          <table:table-cell table:style-name="Tableau7.G5" office:value-type="string">
            <text:p text:style-name="P52"><text:span text:style-name="T15">⌛</text:span> <text:span text:style-name="T13">Actions en cours :</text:span></text:p>
            <text:p text:style-name="P47">{riskTaskUncompleted}</text:p>
            <text:p text:style-name="P47"/>
            <text:p text:style-name="P11"><text:span text:style-name="T17">✓</text:span> Action<text:span text:style-name="T18">s</text:span> <text:span text:style-name="T19">terminées</text:span> :</text:p>
            <text:p text:style-name="P7">{riskTaskCompleted}[!-- END row.currentRisks2 --]</text:p>
          </table:table-cell>
        </table:table-row>
        <table:table-row table:style-name="TableLine2296151725888">
          <table:table-cell table:style-name="Tableau7.A5" office:value-type="string">
            <text:p text:style-name="P46">[!-- BEGIN row.currentRisks1 --]{digiriskElementLabel}</text:p>
          </table:table-cell>
          <table:table-cell table:style-name="Tableau7.B5" office:value-type="string">
            <text:p text:style-name="P46">{ref}</text:p>
          </table:table-cell>
          <table:table-cell table:style-name="Tableau7.C5" office:value-type="string">
            <text:p text:style-name="P46">{riskAssessmentCotation}</text:p>
          </table:table-cell>
          <table:table-cell table:style-name="Tableau7.D5" office:value-type="string">
            <text:p text:style-name="P46">{picto}</text:p>
            <text:p text:style-name="P5">{riskCategoryName}</text:p>
          </table:table-cell>
          <table:table-cell table:style-name="Tableau7.E5" office:value-type="string">
            <text:p text:style-name="P46">{description}</text:p>
          </table:table-cell>
          <table:table-cell table:style-name="Tableau7.F5" office:value-type="string">
            <text:p text:style-name="P46">{riskAssessmentComment}</text:p>
          </table:table-cell>
          <table:table-cell table:style-name="Tableau7.G5" office:value-type="string">
            <text:p text:style-name="P52"><text:span text:style-name="T16">⌛</text:span> <text:span text:style-name="T13">Actions en cours :</text:span></text:p>
            <text:p text:style-name="P47">{riskTaskUncompleted}</text:p>
            <text:p text:style-name="P47"/>
            <text:p text:style-name="P11"><text:span text:style-name="T17">✓</text:span> Action<text:span text:style-name="T18">s</text:span> <text:span text:style-name="T19">terminées</text:span> :</text:p>
            <text:p text:style-name="P7">{riskTaskCompleted}[!-- END row.currentRisks1 --]</text:p>
          </table:table-cell>
        </table:table-row>
      </table:table>
      <text:p text:style-name="P62"><text:soft-page-break/></text:p>
      <text:p text:style-name="P54"/>
      <text:h text:style-name="P69" text:outline-level="1" text:is-list-header="true"><text:span text:style-name="T43">3<text:tab/></text:span>Liste des <text:span text:style-name="T25">signalisations</text:span><text:span text:style-name="T25"><text:note text:id="ftn5" text:note-class="footnote"><text:note-citation>5</text:note-citation><text:note-body><text:p text:style-name="P33">En fonction des réglages cette liste contient les <text:span text:style-name="T26">signalisations</text:span> de l'unité de travail, les <text:span text:style-name="T26">signalisations</text:span> hérité<text:span text:style-name="T26">e</text:span>s, les <text:span text:style-name="T26">signalisations </text:span>partagé<text:span text:style-name="T26">e</text:span>s.</text:p></text:note-body></text:note></text:span> <text:span text:style-name="T24">modifiées ou rajoutées</text:span></text:h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<text:span text:style-name="T27">S</text:span> –<text:span text:style-name="T27"> U</text:span>T <text:span text:style-name="T28">ou</text:span> GP</text:p>
            </table:table-cell>
            <table:table-cell table:style-name="Table1.A1" office:value-type="string">
              <text:p text:style-name="P15">Id. <text:span text:style-name="T32">Sig</text:span></text:p>
            </table:table-cell>
            <table:table-cell table:style-name="Table1.A1" office:value-type="string">
              <text:p text:style-name="P40"><text:span text:style-name="T33">Description </text:span><text:span text:style-name="T34">s</text:span><text:span text:style-name="T33">ignalisation</text:span><text:span text:style-name="T36"> </text:span><text:a xlink:type="simple" xlink:href="http://www.inrs.fr/media.html?refINRS=outil10" office:target-frame-name="_blank" xlink:show="new" text:style-name="Internet_20_link" text:visited-style-name="Visited_20_Internet_20_Link"><text:span text:style-name="T2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30">urce inrs</text:span></text:a><text:span text:style-name="T31">)</text:span></text:p>
            </table:table-cell>
            <table:table-cell table:style-name="Table1.D1" office:value-type="string">
              <text:p text:style-name="P19">Pict. Sig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<text:s/>{recommandationComment} [!-- END row.affectedRecommandation --]</text:p>
          </table:table-cell>
          <table:table-cell table:style-name="Table1.D2" office:value-type="string">
            <text:p text:style-name="P22">{recommandation_photo}</text:p>
            <text:p text:style-name="P34">{recommandationName}</text:p>
          </table:table-cell>
        </table:table-row>
      </table:table>
      <text:h text:style-name="P72" text:outline-level="1" text:is-list-header="true"/>
      <text:h text:style-name="P73" text:outline-level="1" text:is-list-header="true"><text:span text:style-name="T50">4</text:span><text:span text:style-name="T51"><text:tab/></text:span><text:span text:style-name="T49">Liste des </text:span><text:span text:style-name="T50">évaluateurs</text:span><text:span text:style-name="T49"> </text:span><text:span text:style-name="T52">modifiés ou rajoutés</text:span></text:h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Line2296151719264">
            <table:table-cell table:style-name="Tableau3.A1" office:value-type="string">
              <text:p text:style-name="P12">S – UT ou GP</text:p>
            </table:table-cell>
            <table:table-cell table:style-name="Tableau3.A1" office:value-type="string">
              <text:p text:style-name="P12">Id. <text:span text:style-name="T21">Eva</text:span><text:span text:style-name="T21"><text:note text:id="ftn6" text:note-class="footnote"><text:note-citation>6</text:note-citation><text:note-body><text:p text:style-name="P32">Id.Eva num<text:span text:style-name="T24">é</text:span>ro d'identification des évaluateurs, S1 – UT ou GP <text:span text:style-name="T22">provenance de l'évaluateur,</text:span> Id.Sig numéro d'identification des signalisations, Id. AT/MP numéro d'identification de l'accident.</text:p></text:note-body></text:note></text:span></text:p>
            </table:table-cell>
            <table:table-cell table:style-name="Tableau3.A1" office:value-type="string">
              <text:p text:style-name="P12">Date entretien</text:p>
            </table:table-cell>
            <table:table-cell table:style-name="Tableau3.A1" office:value-type="string">
              <text:p text:style-name="P12">Durée entretien</text:p>
            </table:table-cell>
            <table:table-cell table:style-name="Tableau3.A1" office:value-type="string">
              <text:p text:style-name="P12">Nom</text:p>
            </table:table-cell>
            <table:table-cell table:style-name="Tableau3.A1" office:value-type="string">
              <text:p text:style-name="P12">Prénom</text:p>
            </table:table-cell>
            <table:table-cell table:style-name="Tableau3.G1" office:value-type="string">
              <text:p text:style-name="P13">Poste/Fon<text:span text:style-name="T23">c</text:span>tion</text:p>
            </table:table-cell>
          </table:table-row>
        </table:table-header-rows>
        <table:table-row table:style-name="TableLine2296151723296">
          <table:table-cell table:style-name="Tableau3.A2" office:value-type="string">
            <text:p text:style-name="P6">[!-- BEGIN row.utilisateursPresents --]{nomElement}</text:p>
          </table:table-cell>
          <table:table-cell table:style-name="Tableau3.B2" office:value-type="string">
            <text:p text:style-name="P6">{idUtilisateur}</text:p>
          </table:table-cell>
          <table:table-cell table:style-name="Tableau3.C2" office:value-type="string">
            <text:p text:style-name="P8">{dateAffectationUtilisateur}</text:p>
          </table:table-cell>
          <table:table-cell table:style-name="Tableau3.D2" office:value-type="string">
            <text:p text:style-name="P6">{dureeEntretien}</text:p>
          </table:table-cell>
          <table:table-cell table:style-name="Tableau3.E2" office:value-type="string">
            <text:p text:style-name="P6">{nomUtilisateur}</text:p>
          </table:table-cell>
          <table:table-cell table:style-name="Tableau3.F2" office:value-type="string">
            <text:p text:style-name="P6">{prenomUtilisateur}</text:p>
          </table:table-cell>
          <table:table-cell table:style-name="Tableau3.G2" office:value-type="string">
            <text:p text:style-name="P6">{travailUtilisateur}[!-- END row.utilisateursPresents --]</text:p>
          </table:table-cell>
        </table:table-row>
      </table:table>
      <text:p text:style-name="P66"/>
      <text:h text:style-name="P70" text:outline-level="1" text:is-list-header="true"><text:span text:style-name="T38">5</text:span><text:span text:style-name="T39"><text:tab/></text:span><text:span text:style-name="T37">Liste des </text:span><text:span text:style-name="T38">accidents</text:span><text:span text:style-name="T37"> </text:span><text:span text:style-name="T40">modifiés ou rajoutés</text:span></text:h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Line2296151727904">
            <table:table-cell table:style-name="Tableau4.A1" office:value-type="string">
              <text:p text:style-name="P15">Id. <text:span text:style-name="T41">AT/MP</text:span></text:p>
            </table:table-cell>
            <table:table-cell table:style-name="Tableau4.A1" office:value-type="string">
              <text:p text:style-name="P16">Nbre jours AT</text:p>
            </table:table-cell>
            <table:table-cell table:style-name="Tableau4.C1" office:value-type="string">
              <text:p text:style-name="P40"><text:span text:style-name="T33">Description </text:span><text:span text:style-name="T35">du presque accident ou accident</text:span></text:p>
            </table:table-cell>
          </table:table-row>
        </table:table-header-rows>
        <table:table-row table:style-name="TableLine2296151712928">
          <table:table-cell table:style-name="Tableau4.A2" office:value-type="string">
            <text:p text:style-name="P21">[!-- BEGIN row.affectedAccident --]{identifiantAccident} - {AccidentName}</text:p>
          </table:table-cell>
          <table:table-cell table:style-name="Tableau4.B2" office:value-type="string">
            <text:p text:style-name="P21">{AccidentWorkStopDays}</text:p>
          </table:table-cell>
          <table:table-cell table:style-name="Tableau4.C2" office:value-type="string">
            <text:p text:style-name="P21">{AccidentComment} [!-- END row.affectedAccident --]</text:p>
          </table:table-cell>
        </table:table-row>
      </table:table>
      <text:h text:style-name="P71" text:outline-level="1" text:is-list-header="true"/>
      <text:h text:style-name="P73" text:outline-level="1" text:is-list-header="true"><text:span text:style-name="T45">6</text:span><text:span text:style-name="T46"><text:tab/></text:span><text:span text:style-name="T47">Liste des </text:span><text:span text:style-name="T45">registres santé-sécurité (tickets)</text:span><text:span text:style-name="T47"> </text:span><text:span text:style-name="T48">modifiés ou rajoutés</text:span></text:h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Line2296151837744">
            <table:table-cell table:style-name="Tableau5.A1" office:value-type="string">
              <text:p text:style-name="P41"><text:span text:style-name="T42">N°</text:span> ticket</text:p>
            </table:table-cell>
            <table:table-cell table:style-name="Tableau5.A1" office:value-type="string">
              <text:p text:style-name="P42">Tags/catégories</text:p>
            </table:table-cell>
            <table:table-cell table:style-name="Tableau5.A1" office:value-type="string">
              <text:p text:style-name="P42">Date création</text:p>
            </table:table-cell>
            <table:table-cell table:style-name="Tableau5.A1" office:value-type="string">
              <text:p text:style-name="P17">Sujet</text:p>
            </table:table-cell>
            <table:table-cell table:style-name="Tableau5.A1" office:value-type="string">
              <text:p text:style-name="P18">Message initial</text:p>
            </table:table-cell>
            <table:table-cell table:style-name="Tableau5.A1" office:value-type="string">
              <text:p text:style-name="P43">Progression</text:p>
            </table:table-cell>
            <table:table-cell table:style-name="Tableau5.G1" office:value-type="string">
              <text:p text:style-name="P4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1">[!-- BEGIN row.tickets --]{refticket}</text:p>
          </table:table-cell>
          <table:table-cell table:style-name="Tableau5.B2" office:value-type="string">
            <text:p text:style-name="P21">{categories}</text:p>
          </table:table-cell>
          <table:table-cell table:style-name="Tableau5.C2" office:value-type="string">
            <text:p text:style-name="P21">{creation_date}</text:p>
          </table:table-cell>
          <table:table-cell table:style-name="Tableau5.D2" office:value-type="string">
            <text:p text:style-name="P21">{subject}</text:p>
          </table:table-cell>
          <table:table-cell table:style-name="Tableau5.E2" office:value-type="string">
            <text:p text:style-name="P21">{message}</text:p>
          </table:table-cell>
          <table:table-cell table:style-name="Tableau5.F2" office:value-type="string">
            <text:p text:style-name="P20">{progress}</text:p>
          </table:table-cell>
          <table:table-cell table:style-name="Tableau5.G2" office:value-type="string">
            <text:p text:style-name="P21"><text:span text:style-name="T11">{status}</text:span> [!-- END row.tickets --]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MT1" style:family="text"/>
    <style:style style:name="MT2" style:family="text">
      <style:text-properties officeooo:rsid="007c9cf0"/>
    </style:style>
    <style:style style:name="MT3" style:family="text">
      <style:text-properties officeooo:rsid="00888758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7c9cf0" style:font-weight-asian="normal" style:font-weight-complex="normal"/>
    </style:style>
    <style:style style:name="MT6" style:family="text">
      <style:text-properties fo:font-weight="normal" officeooo:rsid="0008a521" style:font-weight-asian="normal" style:font-weight-complex="normal"/>
    </style:style>
    <style:style style:name="MT7" style:family="text">
      <style:text-properties fo:font-weight="normal" officeooo:rsid="00888758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44cm" svg:width="1.912cm" svg:height="0.358cm" draw:z-index="0"><draw:image xlink:href="Pictures/10000000000000500000000F1A3681F19468C459.png" xlink:type="simple" xlink:show="embed" xlink:actuate="onLoad" draw:mime-type="image/png"/></draw:frame><text:tab/><text:tab/><text:a xlink:type="simple" xlink:href="http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auditreportdocument.odt</text:file-name><text:s/><text:tab/>Version – <text:span text:style-name="MT2">1.0.</text:span><text:span text:style-name="MT3">1</text:span><text:span text:style-name="MT2"> - </text:span><text:span text:style-name="MT4">20</text:span><text:span text:style-name="MT5">24</text:span><text:span text:style-name="MT6">0</text:span><text:span text:style-name="MT7">405</text:span><text:span text:style-name="MT5"> - </text:span><text:s/>Page : <text:s/><text:page-number text:select-page="current">1</text:page-number>/<text:page-count>8</text:page-count></text:p>
      </style:footer>
    </style:master-page>
    <style:master-page style:name="Landscape" style:page-layout-name="Mpm2" draw:style-name="Mdp1">
      <style:header>
        <text:p text:style-name="MP3"><draw:frame draw:style-name="Mfr1" draw:name="Image1" text:anchor-type="paragraph" svg:y="0.044cm" svg:width="1.912cm" svg:height="0.358cm" draw:z-index="7"><draw:image xlink:href="Pictures/10000000000000500000000F1A3681F19468C459.png" xlink:type="simple" xlink:show="embed" xlink:actuate="onLoad" draw:mime-type="image/png"/></draw:frame>{mycompany_logo}<text:tab/><text:tab/><text:tab/><text:tab/><text:tab/><text:tab/><text:tab/> <text:s text:c="7"/><text:a xlink:type="simple" xlink:href="http://www.digirisk.com/" text:style-name="Internet_20_link" text:visited-style-name="Visited_20_Internet_20_Link">www.digirisk.com</text:a></text:p>
      </style:header>
      <style:footer>
        <text:p text:style-name="MP4"><text:file-name text:display="name-and-extension">template_auditreportdocument.odt</text:file-name><text:s/><text:tab/> <text:s text:c="3"/>Version – <text:span text:style-name="MT2">1.0.0 - </text:span><text:span text:style-name="MT4">20</text:span><text:span text:style-name="MT5">24</text:span><text:span text:style-name="MT6">0</text:span><text:span text:style-name="MT5">306 - </text:span><text:s/>Page : <text:s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5-05-06T16:53:46.770000000</dc:date>
    <meta:editing-duration>PT6H2M22S</meta:editing-duration>
    <meta:editing-cycles>115</meta:editing-cycles>
    <meta:generator>LibreOffice/7.3.5.2$Windows_X86_64 LibreOffice_project/184fe81b8c8c30d8b5082578aee2fed2ea847c01</meta:generator>
    <meta:document-statistic meta:table-count="7" meta:image-count="2" meta:object-count="0" meta:page-count="8" meta:paragraph-count="141" meta:word-count="494" meta:character-count="4170" meta:non-whitespace-character-count="3801"/>
  </office:meta>
</office:document-meta>
</file>